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style:style style:name="P2" style:family="paragraph" style:parent-style-name="Standard" style:list-style-name="L1">
      <style:paragraph-properties fo:text-align="justify" style:justify-single-word="false"/>
      <style:text-properties fo:font-weight="normal" style:font-weight-asian="normal" style:font-weight-complex="normal"/>
    </style:style>
    <style:style style:name="P3" style:family="paragraph" style:parent-style-name="Standard" style:list-style-name="L1">
      <style:paragraph-properties fo:text-align="justify" style:justify-single-word="false"/>
      <style:text-properties fo:font-style="italic" style:font-style-asian="italic" style:font-style-complex="italic"/>
    </style:style>
    <style:style style:name="T1" style:family="text">
      <style:text-properties fo:color="#008000"/>
    </style:style>
    <style:style style:name="T2" style:family="text">
      <style:text-properties fo:color="#ff0000"/>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485184890632567070"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2">10^3 = kilo</text:p>
                            </text:list-item>
                            <text:list-item>
                              <text:p text:style-name="P2">10^6 = mega</text:p>
                            </text:list-item>
                            <text:list-item>
                              <text:p text:style-name="P2">10^9 = giga</text:p>
                            </text:list-item>
                            <text:list-item>
                              <text:p text:style-name="P2">10^12 = tera</text:p>
                            </text:list-item>
                            <text:list-item>
                              <text:p text:style-name="P3">10^15 = péta</text:p>
                            </text:list-item>
                            <text:list-item>
                              <text:p text:style-name="P3">10^18 = exa</text:p>
                            </text:list-item>
                            <text:list-item>
                              <text:p text:style-name="P3">10^21 = zetta</text:p>
                            </text:list-item>
                            <text:list-item>
                              <text:p text:style-name="P3">10^24 = yotta</text:p>
                              <text:list>
                                <text:list-item>
                                  <text:p text:style-name="P3">échelle longue : quadrillon</text:p>
                                </text:list-item>
                                <text:list-item>
                                  <text:p text:style-name="P3">échelle courte : septillion</text:p>
                                </text:list-item>
                              </text:list>
                            </text:list-item>
                          </text:list>
                        </text:list-item>
                        <text:list-item>
                          <text:p text:style-name="P3">petits</text:p>
                          <text:list>
                            <text:list-item>
                              <text:p text:style-name="P3">10^-3 = milli</text:p>
                            </text:list-item>
                            <text:list-item>
                              <text:p text:style-name="P3">10^-6 = micro</text:p>
                            </text:list-item>
                            <text:list-item>
                              <text:p text:style-name="P3">10^-9 = nano</text:p>
                            </text:list-item>
                            <text:list-item>
                              <text:p text:style-name="P3">10^-12 = pico</text:p>
                            </text:list-item>
                            <text:list-item>
                              <text:p text:style-name="P3">10^-15 = femto</text:p>
                            </text:list-item>
                            <text:list-item>
                              <text:p text:style-name="P3">10^-18 = atto</text:p>
                            </text:list-item>
                            <text:list-item>
                              <text:p text:style-name="P3">10^-21 = zepto</text:p>
                            </text:list-item>
                            <text:list-item>
                              <text:p text:style-name="P3">10^-24 = yocto</text:p>
                              <text:list>
                                <text:list-item>
                                  <text:p text:style-name="P3">échelle longue : quadrillonième</text:p>
                                </text:list-item>
                                <text:list-item>
                                  <text:p text:style-name="P3">échelle courte : septillionnième</text:p>
                                </text:list-item>
                              </text:list>
                            </text:list-item>
                          </text:list>
                        </text:list-item>
                      </text:list>
                    </text:list-item>
                    <text:list-item>
                      <text:p text:style-name="P1">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ext:soft-page-break/>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text:span text:style-name="T1">1101</text:span> (2) =</text:p>
                                    </text:list-item>
                                    <text:list-item>
                                      <text:p text:style-name="P1"><text:span text:style-name="T1">1</text:span>*2^0 + <text:span text:style-name="T1">0</text:span>*2^1 + <text:span text:style-name="T1">1</text:span>*2^2 + <text:span text:style-name="T1">1</text:span>*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text:span text:style-name="T1">1</text:span></text:p>
                                        </text:list-item>
                                        <text:list-item>
                                          <text:p text:style-name="P1">6 / 2 = 3 reste <text:span text:style-name="T1">0</text:span></text:p>
                                        </text:list-item>
                                        <text:list-item>
                                          <text:p text:style-name="P1">3 / 2 = 1 reste <text:span text:style-name="T1">1</text:span></text:p>
                                        </text:list-item>
                                        <text:list-item>
                                          <text:p text:style-name="P1">1 <text:span text:style-name="T2">/ 2 = 0</text:span> reste <text:span text:style-name="T1">1</text:span> <text:span text:style-name="T2">(marque la fin)</text:spa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text:span text:style-name="T1">1101</text:span>(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text:p>
                        </text:list-item>
                      </text:list>
                    </text:list-item>
                    <text:list-item>
                      <text:p text:style-name="P1">variable : soit type primitif soit objet</text:p>
                    </text:list-item>
                    <text:list-item>
                      <text:p text:style-name="P1">4 catégories types primitifs</text:p>
                      <text:list>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text:span text:style-name="T2">L</text:span>; (8 octets) (ordre du trillon 10^18)</text:p>
                            </text:list-item>
                            <text:list-item>
                              <text:p text:style-name="P1">ajout perso : unsigne<text:span text:style-name="T3">d</text:span></text:p>
                            </text:list-item>
                          </text:list>
                        </text:list-item>
                        <text:list-item>
                          <text:p text:style-name="P1">nombres réels</text:p>
                          <text:list>
                            <text:list-item>
                              <text:p text:style-name="P1">float y = -154.15645<text:span text:style-name="T2">f</text:span></text:p>
                            </text:list-item>
                            <text:list-item>
                              <text:p text:style-name="P1">float z = 15<text:span text:style-name="T2">.0</text:span>f</text:p>
                            </text:list-item>
                            <text:list-item>
                              <text:p text:style-name="P1">double d = 15.651564846897987997463454<text:span text:style-name="T2">d</text:span>;</text:p>
                            </text:list-item>
                          </text:list>
                        </text:list-item>
                        <text:list-item>
                          <text:p text:style-name="P1">caractères</text:p>
                          <text:list>
                            <text:list-item>
                              <text:p text:style-name="P1">char c = 'a';</text:p>
                            </text:list-item>
                          </text:list>
                        </text:list-item>
                        <text:list-item>
                          <text:p text:style-name="P1">booléens</text:p>
                          <text:list>
                            <text:list-item>
                              <text:p text:style-name="P1"><text:soft-page-break/>true et false sont des valeurs comprises par java (pas besoin 0 et autre)</text:p>
                            </text:list-item>
                          </text:list>
                        </text:list-item>
                      </text:list>
                    </text:list-item>
                    <text:list-item>
                      <text:p text:style-name="P1">un type "basique" de la seconde grande classe</text:p>
                      <text:list>
                        <text:list-item>
                          <text:p text:style-name="P1"><text:span text:style-name="T2">S</text:span>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plusieurs mots var → pas de séparation et maj première lettre</text:p>
                        </text:list-item>
                        <text:list-item>
                          <text:p text:style-name="P1">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item>
                  <text:p text:style-name="P1">opérateurs arithmétiques</text:p>
                  <text:list>
                    <text:list-item>
                      <text:p text:style-name="P1">les 5 opérateurs de base</text:p>
                      <text:list>
                        <text:list-item>
                          <text:p text:style-name="P1">+</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ecter une variable avec une opération sur des nombres (trivial)</text:p>
                      <text:list>
                        <text:list-item>
                          <text:p text:style-name="P1">a = 3 + 4;</text:p>
                        </text:list-item>
                      </text:list>
                    </text:list-item>
                    <text:list-item>
                      <text:p text:style-name="P1">affecter une variable avec des opérations sur des variables</text:p>
                      <text:list>
                        <text:list-item>
                          <text:p text:style-name="P1">les variables opérandes doivent être du même type que le résultat. Sinon, risque de tronquer ou de provoquer d'autres problèmes (tester)</text:p>
                        </text:list-item>
                      </text:list>
                    </text:list-item>
                    <text:list-item>
                      <text:p text:style-name="P1">modifier la valeur d'une variable en la prenant elle même comme opérande</text:p>
                      <text:list>
                        <text:list-item>
                          <text:p text:style-name="P1">var = var + 2;</text:p>
                        </text:list-item>
                      </text:list>
                    </text:list-item>
                    <text:list-item>
                      <text:p text:style-name="P1">raccourcis incrémentation et décrémentation</text:p>
                      <text:list>
                        <text:list-item>
                          <text:p text:style-name="P1">a++</text:p>
                          <text:list>
                            <text:list-item>
                              <text:p text:style-name="P1">regarde la valeur de a puis l'incrémente</text:p>
                            </text:list-item>
                            <text:list-item>
                              <text:p text:style-name="P1">ex 1</text:p>
                              <text:list>
                                <text:list-item>
                                  <text:p text:style-name="P1">private int a = 5;</text:p>
                                </text:list-item>
                                <text:list-item>
                                  <text:p text:style-name="P1">System.out.println(a++); // affiche 5</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non regardé</text:p>
                                </text:list-item>
                              </text:list>
                            </text:list-item>
                          </text:list>
                        </text:list-item>
                        <text:list-item>
                          <text:p text:style-name="P1">++a</text:p>
                          <text:list>
                            <text:list-item>
                              <text:p text:style-name="P1">incrémente puis regarde la valeur</text:p>
                            </text:list-item>
                            <text:list-item>
                              <text:p text:style-name="P1">ex 1</text:p>
                              <text:list>
                                <text:list-item>
                                  <text:p text:style-name="P1">private int a = 5;</text:p>
                                </text:list-item>
                                <text:list-item>
                                  <text:p text:style-name="P1">System.out.println(++a); // affiche 6</text:p>
                                </text:list-item>
                                <text:list-item>
                                  <text:p text:style-name="P1">System.out.println(a); // affiche 6</text:p>
                                </text:list-item>
                              </text:list>
                            </text:list-item>
                            <text:list-item>
                              <text:p text:style-name="P1">ex 2 (vérifier)</text:p>
                              <text:list>
                                <text:list-item>
                                  <text:p text:style-name="P1"><text:soft-page-break/>private boolean b = false;</text:p>
                                </text:list-item>
                                <text:list-item>
                                  <text:p text:style-name="P1">if (b++)</text:p>
                                </text:list-item>
                                <text:list-item>
                                  <text:p text:style-name="P1">// code exécuté</text:p>
                                </text:list-item>
                              </text:list>
                            </text:list-item>
                          </text:list>
                        </text:list-item>
                        <text:list-item>
                          <text:p text:style-name="P1">a-- analogue : regarde valeur puis décrémente</text:p>
                        </text:list-item>
                        <text:list-item>
                          <text:p text:style-name="P1">--a analogue : décrémente puis regarde valeur</text:p>
                        </text:list-item>
                      </text:list>
                    </text:list-item>
                    <text:list-item>
                      <text:p text:style-name="P1">raccourcis autres (ajouter 4, diviser par 2 etc)</text:p>
                      <text:list>
                        <text:list-item>
                          <text:p text:style-name="P1">a += 2</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icher variable</text:p>
                      <text:list>
                        <text:list-item>
                          <text:p text:style-name="P1">en sautant une ligne : System.out.println(var)</text:p>
                        </text:list-item>
                        <text:list-item>
                          <text:p text:style-name="P1">sans sauter de ligne : System.out.print(var)</text:p>
                        </text:list-item>
                      </text:list>
                    </text:list-item>
                    <text:list-item>
                      <text:p text:style-name="P1">concaténer une chaine avec une variable (ou n'importe quelle combinaison)</text:p>
                      <text:list>
                        <text:list-item>
                          <text:p text:style-name="P1">"a =" + a</text:p>
                        </text:list-item>
                      </text:list>
                    </text:list-item>
                    <text:list-item>
                      <text:p text:style-name="P1">afficher le résultat d'un calcul (écrire le calcul en dure dans le code)</text:p>
                      <text:list>
                        <text:list-item>
                          <text:p text:style-name="P1">System.out.println("a/4 = " + a/4);</text:p>
                        </text:list-item>
                        <text:list-item>
                          <text:p text:style-name="P1">question perso : comment différencier ces deux ordres ?</text:p>
                          <text:list>
                            <text:list-item>
                              <text:p text:style-name="P1">affiche le résultat de a+b</text:p>
                            </text:list-item>
                            <text:list-item>
                              <text:p text:style-name="P1">affiche a concaténé avec b</text:p>
                            </text:list-item>
                            <text:list-item>
                              <text:p text:style-name="P1">réponse : paranthèses ?</text:p>
                            </text:list-item>
                          </text:list>
                        </text:list-item>
                      </text:list>
                    </text:list-item>
                    <text:list-item>
                      <text:p text:style-name="P1">que fait (apparemment) automatiquement le compilateur lors de divisions d'entiers donnant un nombre pas entier ? Il les cast en float</text:p>
                    </text:list-item>
                    <text:list-item>
                      <text:p text:style-name="P1">du coup, si on veut être sur d'obtenir un entier... recaster en int : (int) a / b</text:p>
                    </text:list-item>
                  </text:list>
                </text:list-item>
                <text:list-item>
                  <text:p text:style-name="P1">conversion ou cast</text:p>
                  <text:list>
                    <text:list-item>
                      <text:p text:style-name="P1"/>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7T13:09:01</meta:creation-date>
    <meta:generator>OpenOffice/4.0.0$Unix OpenOffice.org_project/400m3$Build-9702</meta:generator>
    <dc:date>2014-10-13T17:55:36</dc:date>
    <dc:creator>yjfjyf jjku</dc:creator>
    <meta:editing-duration>PT2H33M53S</meta:editing-duration>
    <meta:editing-cycles>94</meta:editing-cycles>
    <meta:document-statistic meta:table-count="0" meta:image-count="0" meta:object-count="0" meta:page-count="4" meta:paragraph-count="169" meta:word-count="1041" meta:character-count="4889"/>
  </office:meta>
</office:document-meta>
</file>